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nardo e o Sonho Entre as Estrelas**</text:p>
      <text:p text:style-name="P2"/>
      <text:p text:style-name="P2">No coração do cerrado goiano, onde o céu se estendia como um manto infinito, vivia Bernardo, um menino de 12 anos com olhos que brilhavam como estrelas. Desde pequeno, ele nutria uma paixão avassaladora por foguetes, sonhando em desvendar os mistérios do cosmos e tocar as nuvens com suas próprias mãos.</text:p>
      <text:p text:style-name="P2"/>
      <text:p text:style-name="P2">Em meio à simplicidade da vida no interior, Bernardo encontrou na biblioteca local seu refúgio e principal fonte de inspiração. Entre livros empoeirados e páginas amareladas, ele devorava tudo que encontrasse sobre exploração espacial, física e engenharia. A cada nova leitura, sua paixão se intensificava, alimentando o desejo ardente de construir seu próprio foguete.</text:p>
      <text:p text:style-name="P2"/>
      <text:p text:style-name="P2">Movido por um sonho que parecia impossível para muitos, Bernardo embarcou em uma jornada solitária e árdua. Com recursos limitados e o apoio de apenas alguns amigos e familiares, ele começou a transformar seu quintal em um laboratório improvisado. Utilizando materiais reciclados e muita criatividade, ele dedicava horas incansáveis à construção de seu mini foguete, de apenas 60 centímetros de altura.</text:p>
      <text:p text:style-name="P2"/>
      <text:p text:style-name="P2">A jornada de Bernardo foi marcada por inúmeros desafios. Diversas vezes, seus foguetes falhavam espetacularmente, deixando-o desanimado e questionando sua capacidade. Mas a cada explosão, a cada pedaço de metal retorcido, a chama do seu sonho se acendia com ainda mais força. Ele aprendia com cada erro, aperfeiçoando seus designs e técnicas, determinado a superar qualquer obstáculo.</text:p>
      <text:p text:style-name="P2"/>
      <text:p text:style-name="P2">Após seis anos de persistência inabalável, o dia da grande prova finalmente chegou. Bernardo, agora com 18 anos, reuniu seus amigos e familiares no quintal, seus corações pulsando em uníssono com a expectativa. Com mãos firmes e olhos cheios de esperança, ele acendeu o motor do mini foguete.</text:p>
      <text:p text:style-name="P2"/>
      <text:p text:style-name="P2">Um rugido poderoso ecoou pelo ar enquanto o foguete subia majestosamente em direção ao céu, desafiando a gravidade e se aproximando cada vez mais das nuvens. A cada metro que subia, a alegria de Bernardo se multiplicava, e seus olhos brilhavam com a intensidade de mil estrelas.</text:p>
      <text:p text:style-name="P2"/>
      <text:p text:style-name="P2">Após alcançar o ápice de sua trajetória, o foguete começou a descer suavemente, guiado por paraquedas improvisados. O pouso foi perfeito, e um grito de júbilo irrompeu da multidão. Bernardo havia conseguido! Ele havia construído um mini foguete funcional, capaz de levantar voo e pousar com sucesso.</text:p>
      <text:p text:style-name="P2"/>
      <text:p text:style-name="P2">A conquista de Bernardo não se limitou à construção do foguete. Ele havia vencido seus medos, dúvidas e inseguranças. Sua história se tornou um exemplo de perseverança, inspirando outros jovens a perseguir seus sonhos com coragem e determinação.</text:p>
      <text:p text:style-name="P2"/>
      <text:p text:style-name="P2">Bernardo continuou sua jornada espacial, dedicando-se à engenharia aeroespacial e sonhando em um dia desenvolver foguetes que levem o homem a novos mundos. Sua história nos ensina que, com paixão, persistência e um toque de ousadia, até mesmo os sonhos mais ambiciosos podem se tornar rea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lan Nascimento</meta:initial-creator>
    <meta:creation-date>2024-07-02T13:02:34.10</meta:creation-date>
    <meta:document-statistic meta:table-count="0" meta:image-count="0" meta:object-count="0" meta:page-count="1" meta:paragraph-count="10" meta:word-count="456" meta:character-count="2907"/>
    <dc:date>2024-07-02T13:03:06.33</dc:date>
    <dc:creator>Arlan Nascimento</dc:creator>
    <meta:editing-duration>PT34S</meta:editing-duration>
    <meta:editing-cycles>1</meta:editing-cycles>
    <meta:generator>OpenOffice/4.1.15$Win32 OpenOffice.org_project/4115m2$Build-9813</meta:generator>
  </office:meta>
</office:document-meta>
</file>